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80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6:01:06.054831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9-19T06:21:15.400379332</dc:date>
    <meta:generator>LibreOffice/25.8.1.1$Linux_X86_64 LibreOffice_project/580$Build-1</meta:generator>
    <meta:editing-duration>P1DT7H55M</meta:editing-duration>
    <meta:editing-cycles>274</meta:editing-cycles>
    <meta:document-statistic meta:table-count="1" meta:cell-count="5313" meta:object-count="0"/>
    <meta:user-defined meta:name="AppVersion">16.0300</meta:user-defined>
  </office:meta>
</office:document-meta>
</file>